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53b" officeooo:paragraph-rsid="0001d53b"/>
    </style:style>
    <style:style style:name="P2" style:family="paragraph" style:parent-style-name="Standard">
      <style:text-properties officeooo:rsid="0003659d" officeooo:paragraph-rsid="0003659d"/>
    </style:style>
    <style:style style:name="P3" style:family="paragraph" style:parent-style-name="Standard">
      <style:text-properties officeooo:rsid="0003659d" officeooo:paragraph-rsid="00045f4a"/>
    </style:style>
    <style:style style:name="P4" style:family="paragraph" style:parent-style-name="Standard">
      <style:text-properties officeooo:paragraph-rsid="00038b16"/>
    </style:style>
    <style:style style:name="P5" style:family="paragraph" style:parent-style-name="Standard">
      <style:text-properties officeooo:paragraph-rsid="00043777"/>
    </style:style>
    <style:style style:name="P6" style:family="paragraph" style:parent-style-name="Standard">
      <style:text-properties officeooo:rsid="00045f4a" officeooo:paragraph-rsid="00045f4a"/>
    </style:style>
    <style:style style:name="P7" style:family="paragraph" style:parent-style-name="Standard">
      <style:text-properties officeooo:rsid="0004693d" officeooo:paragraph-rsid="0004693d"/>
    </style:style>
    <style:style style:name="P8" style:family="paragraph" style:parent-style-name="Standard">
      <style:text-properties style:use-window-font-color="true" style:font-name="Droid Sans Mono" fo:font-size="10.5pt" fo:font-weight="normal" officeooo:rsid="0004693d" officeooo:paragraph-rsid="0004693d" fo:background-color="transparent"/>
    </style:style>
    <style:style style:name="P9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10" style:family="paragraph" style:parent-style-name="Standard">
      <style:text-properties officeooo:rsid="000714e7" officeooo:paragraph-rsid="000714e7"/>
    </style:style>
    <style:style style:name="P11" style:family="paragraph" style:parent-style-name="Standard">
      <style:text-properties officeooo:rsid="0009a85d" officeooo:paragraph-rsid="0009a8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8b1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8b16" style:font-weight-asian="normal" style:font-weight-complex="normal"/>
    </style:style>
    <style:style style:name="T5" style:family="text">
      <style:text-properties fo:font-weight="normal" officeooo:rsid="00043777" style:font-weight-asian="normal" style:font-weight-complex="normal"/>
    </style:style>
    <style:style style:name="T6" style:family="text">
      <style:text-properties fo:font-weight="normal" officeooo:rsid="00045f4a" style:font-weight-asian="normal" style:font-weight-complex="normal"/>
    </style:style>
    <style:style style:name="T7" style:family="text">
      <style:text-properties fo:font-weight="normal" officeooo:rsid="00055c97" style:font-weight-asian="normal" style:font-weight-complex="normal"/>
    </style:style>
    <style:style style:name="T8" style:family="text">
      <style:text-properties fo:font-weight="normal" officeooo:rsid="000714e7" style:font-weight-asian="normal" style:font-weight-complex="normal"/>
    </style:style>
    <style:style style:name="T9" style:family="text">
      <style:text-properties officeooo:rsid="00043777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text-line-through-style="solid" style:text-line-through-type="single" fo:font-weight="normal" style:font-weight-asian="normal" style:font-weight-complex="normal"/>
    </style:style>
    <style:style style:name="T12" style:family="text">
      <style:text-properties style:text-line-through-style="none" style:text-line-through-type="none" fo:font-weight="normal" style:font-weight-asian="normal" style:font-weight-complex="normal"/>
    </style:style>
    <style:style style:name="T13" style:family="text">
      <style:text-properties style:text-line-through-style="none" style:text-line-through-type="none" fo:font-weight="normal" officeooo:rsid="000738ea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09a85d" style:font-weight-asian="normal" style:font-weight-complex="normal"/>
    </style:style>
    <style:style style:name="T15" style:family="text">
      <style:text-properties officeooo:rsid="00055c9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MovieLib</text:p>
      <text:p text:style-name="P1">==============</text:p>
      <text:p text:style-name="P1"/>
      <text:p text:style-name="P1">$ mkdir movielib</text:p>
      <text:p text:style-name="P1">$ cd movielib</text:p>
      <text:p text:style-name="P1">$ npm init <text:s/><text:span text:style-name="T9">(start NodeJS project)</text:span></text:p>
      <text:p text:style-name="P1"/>
      <text:p text:style-name="P2">&gt; info about app</text:p>
      <text:p text:style-name="P2">package name: …</text:p>
      <text:p text:style-name="P2">version: ---</text:p>
      <text:p text:style-name="P2">test command: <text:span text:style-name="T1">jest</text:span></text:p>
      <text:p text:style-name="P2"><text:span text:style-name="T1"/></text:p>
      <text:p text:style-name="P4"><text:span text:style-name="T2">$ </text:span><text:span text:style-name="T4">npm I express --save <text:s/>(“I” here is </text:span><text:span text:style-name="T5">lowercase) (Add express dependencies)</text:span></text:p>
      <text:p text:style-name="P5"><text:span text:style-name="T5">$ npm I typescript @types/node @types/express --save-dev (Add </text:span><text:span text:style-name="T6">to dev</text:span><text:span text:style-name="T5"> dependencies)</text:span></text:p>
      <text:p text:style-name="P5"><text:span text:style-name="T5"/></text:p>
      <text:p text:style-name="P3"><text:span text:style-name="T5">&gt; info about </text:span><text:span text:style-name="T6">github</text:span></text:p>
      <text:p text:style-name="P6"><text:span text:style-name="T3">$ npm I (When you work in paralell in a project. Download the repot from Github and then write </text:span><text:span text:style-name="T10">npm i</text:span><text:span text:style-name="T3"> to download all those dependencies from package.json) </text:span></text:p>
      <text:p text:style-name="P6"><text:span text:style-name="T3"/></text:p>
      <text:p text:style-name="P7"><text:span text:style-name="T3">&gt; test API</text:span></text:p>
      <text:p text:style-name="P7"><text:span text:style-name="T3"/></text:p>
      <text:p text:style-name="P7"><text:span text:style-name="T3">- create a movie in </text:span><text:span text:style-name="T7">server/movie.service</text:span></text:p>
      <text:p text:style-name="P7"><text:span text:style-name="T7"/></text:p>
      <text:p text:style-name="P8"><text:span text:style-name="T15">let movies: {[key : number] : Movie} = {</text:span></text:p>
      <text:p text:style-name="P9">35 : {</text:p>
      <text:p text:style-name="P9">id: 35,</text:p>
      <text:p text:style-name="P9">titel: "Harry Potter- Viselsten",</text:p>
      <text:p text:style-name="P9">year: "2005",</text:p>
      <text:p text:style-name="P9">description: "Harry som ung",</text:p>
      <text:p text:style-name="P9">picture: "hfhfhf",</text:p>
      <text:p text:style-name="P9">genre: "Adventure",</text:p>
      <text:p text:style-name="P9">favorite: false</text:p>
      <text:p text:style-name="P9">}</text:p>
      <text:p text:style-name="P9">};</text:p>
      <text:p text:style-name="P7"><text:span text:style-name="T7"/></text:p>
      <text:p text:style-name="P7"><text:span text:style-name="T3"/></text:p>
      <text:p text:style-name="P7"><text:span text:style-name="T3">$ npm run dev <text:tab/>//start the server</text:span></text:p>
      <text:p text:style-name="P7"><text:span text:style-name="T3">$ curl localhost:8080/movie // </text:span><text:span text:style-name="T8">you should see the movie info as an object</text:span></text:p>
      <text:p text:style-name="P7"><text:span text:style-name="T8"/></text:p>
      <text:p text:style-name="P7"><text:span text:style-name="T8">- create a movie via PUT or POST</text:span></text:p>
      <text:p text:style-name="P7"><text:span text:style-name="T8"/></text:p>
      <text:p text:style-name="P10"><text:span text:style-name="T3">$ </text:span><text:span text:style-name="T13">curl localhost:8080/movie -X PUT -H 'Content-Type:application/json' -d '{"titel":"Superman", "year":"1999", "picture":"link", "description":"Louise &amp; Clark", "genre":"Adventure"}'</text:span></text:p>
      <text:p text:style-name="P10"><text:span text:style-name="T13"/></text:p>
      <text:p text:style-name="P10"><text:span text:style-name="T13">- </text:span><text:span text:style-name="T14">Delete a movie with DELETE</text:span></text:p>
      <text:p text:style-name="P11"><text:span text:style-name="T14">$ curl localhost:-X DELETE localhost:8080/movie/</text:span><text:span text:style-name="T12">movieId</text:span></text:p>
      <text:p text:style-name="P5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5:41:43.095731141</meta:creation-date>
    <dc:date>2022-02-09T22:35:44.543425237</dc:date>
    <meta:editing-duration>PT51M2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179" meta:character-count="1120" meta:non-whitespace-character-count="971"/>
  </office:meta>
</office:document-meta>
</file>